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101783">
            <text:p>0.101783</text:p>
          </table:table-cell>
          <table:table-cell office:value-type="float" office:value="0.0576915">
            <text:p>0.057691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0419834">
            <text:p>0.0419834</text:p>
          </table:table-cell>
          <table:table-cell office:value-type="float" office:value="0.0240802">
            <text:p>0.0240802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0378074">
            <text:p>0.0378074</text:p>
          </table:table-cell>
          <table:table-cell office:value-type="float" office:value="0.0219736">
            <text:p>0.02197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0208058">
            <text:p>0.0208058</text:p>
          </table:table-cell>
          <table:table-cell office:value-type="float" office:value="0.00565289">
            <text:p>0.0056528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0473852">
            <text:p>0.0473852</text:p>
          </table:table-cell>
          <table:table-cell office:value-type="float" office:value="0.028043">
            <text:p>0.028043</text:p>
          </table:table-cell>
          <table:table-cell office:value-type="float" office:value="0">
            <text:p/>
          </table:table-cell>
          <table:table-cell office:value-type="float" office:value="7.999998">
            <text:p>7.999998</text:p>
          </table:table-cell>
          <table:table-cell office:value-type="float" office:value="9.599998">
            <text:p>9.599998</text:p>
          </table:table-cell>
          <table:table-cell office:value-type="float" office:value="9.599998">
            <text:p>9.5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.05515">
            <text:p>0.05515</text:p>
          </table:table-cell>
          <table:table-cell office:value-type="float" office:value="0.0318542">
            <text:p>0.0318542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417305">
            <text:p>0.0417305</text:p>
          </table:table-cell>
          <table:table-cell office:value-type="float" office:value="0.0242536">
            <text:p>0.02425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.0475396">
            <text:p>0.0475396</text:p>
          </table:table-cell>
          <table:table-cell office:value-type="float" office:value="0.0276298">
            <text:p>0.0276298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00109855">
            <text:p>0.00109855</text:p>
          </table:table-cell>
          <table:table-cell office:value-type="float" office:value="0.00063847">
            <text:p>0.0006384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.036242">
            <text:p>0.036242</text:p>
          </table:table-cell>
          <table:table-cell office:value-type="float" office:value="0.0210637">
            <text:p>0.021063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.107392">
            <text:p>0.107392</text:p>
          </table:table-cell>
          <table:table-cell office:value-type="float" office:value="0.0624161">
            <text:p>0.06241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303533">
            <text:p>0.0303533</text:p>
          </table:table-cell>
          <table:table-cell office:value-type="float" office:value="0.0113487">
            <text:p>0.0113487</text:p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15.432">
            <text:p>15.432</text:p>
          </table:table-cell>
          <table:table-cell office:value-type="float" office:value="15.432001">
            <text:p>15.432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0484006">
            <text:p>0.0484006</text:p>
          </table:table-cell>
          <table:table-cell office:value-type="float" office:value="0.0183058">
            <text:p>0.0183058</text:p>
          </table:table-cell>
          <table:table-cell office:value-type="float" office:value="0">
            <text:p/>
          </table:table-cell>
          <table:table-cell office:value-type="float" office:value="4.66">
            <text:p>4.66</text:p>
          </table:table-cell>
          <table:table-cell office:value-type="float" office:value="5.59201">
            <text:p>5.59201</text:p>
          </table:table-cell>
          <table:table-cell office:value-type="float" office:value="5.59201">
            <text:p>5.592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0794933">
            <text:p>0.0794933</text:p>
          </table:table-cell>
          <table:table-cell office:value-type="float" office:value="0.0282631">
            <text:p>0.0282631</text:p>
          </table:table-cell>
          <table:table-cell office:value-type="float" office:value="0">
            <text:p/>
          </table:table-cell>
          <table:table-cell office:value-type="float" office:value="6.860007">
            <text:p>6.860007</text:p>
          </table:table-cell>
          <table:table-cell office:value-type="float" office:value="8.232009">
            <text:p>8.232009</text:p>
          </table:table-cell>
          <table:table-cell office:value-type="float" office:value="8.232009">
            <text:p>8.23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.00591322">
            <text:p>0.00591322</text:p>
          </table:table-cell>
          <table:table-cell office:value-type="float" office:value="0.00160661">
            <text:p>0.001606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0364463">
            <text:p>0.00364463</text:p>
          </table:table-cell>
          <table:table-cell office:value-type="float" office:value="0.00185124">
            <text:p>0.00185124</text:p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823835">
            <text:p>0.0823835</text:p>
          </table:table-cell>
          <table:table-cell office:value-type="float" office:value="0.047881">
            <text:p>0.04788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.0541135">
            <text:p>0.0541135</text:p>
          </table:table-cell>
          <table:table-cell office:value-type="float" office:value="0.0147025">
            <text:p>0.014702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527488">
            <text:p>0.0527488</text:p>
          </table:table-cell>
          <table:table-cell office:value-type="float" office:value="0.0184893">
            <text:p>0.0184893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.0502266">
            <text:p>0.0502266</text:p>
          </table:table-cell>
          <table:table-cell office:value-type="float" office:value="0.0161592">
            <text:p>0.0161592</text:p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155496">
            <text:p>0.0155496</text:p>
          </table:table-cell>
          <table:table-cell office:value-type="float" office:value="0.00422479">
            <text:p>0.0042247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6.54694">
            <text:p>6.54694</text:p>
          </table:table-cell>
          <table:table-cell office:value-type="float" office:value="2.160928">
            <text:p>2.160928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5">
            <text:p>-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943">
            <text:p>0.1943</text:p>
          </table:table-cell>
          <table:table-cell office:value-type="float" office:value="0.0639">
            <text:p>0.06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615">
            <text:p>0.4615</text:p>
          </table:table-cell>
          <table:table-cell office:value-type="float" office:value="0.1517">
            <text:p>0.15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687">
            <text:p>0.6687</text:p>
          </table:table-cell>
          <table:table-cell office:value-type="float" office:value="0.2198">
            <text:p>0.21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044">
            <text:p>0.3044</text:p>
          </table:table-cell>
          <table:table-cell office:value-type="float" office:value="0.1001">
            <text:p>0.1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829">
            <text:p>0.5829</text:p>
          </table:table-cell>
          <table:table-cell office:value-type="float" office:value="0.1916">
            <text:p>0.19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858">
            <text:p>0.4858</text:p>
          </table:table-cell>
          <table:table-cell office:value-type="float" office:value="0.1597">
            <text:p>0.15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557">
            <text:p>1.0557</text:p>
          </table:table-cell>
          <table:table-cell office:value-type="float" office:value="0.347">
            <text:p>0.3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5311">
            <text:p>0.5311</text:p>
          </table:table-cell>
          <table:table-cell office:value-type="float" office:value="0.1746">
            <text:p>0.17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14">
            <text:p>0.1214</text:p>
          </table:table-cell>
          <table:table-cell office:value-type="float" office:value="0.0399">
            <text:p>0.03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501">
            <text:p>0.8501</text:p>
          </table:table-cell>
          <table:table-cell office:value-type="float" office:value="0.2794">
            <text:p>0.27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849">
            <text:p>0.6849</text:p>
          </table:table-cell>
          <table:table-cell office:value-type="float" office:value="0.2251">
            <text:p>0.22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238">
            <text:p>0.3238</text:p>
          </table:table-cell>
          <table:table-cell office:value-type="float" office:value="0.1064">
            <text:p>0.10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429">
            <text:p>0.2429</text:p>
          </table:table-cell>
          <table:table-cell office:value-type="float" office:value="0.0798">
            <text:p>0.07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